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dash" draw:stroke-dash="Double_20_Dash" draw:marker-start="Arrowheads_20_2" draw:marker-start-width="0.3cm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237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37cm" fo:min-width="2.04cm"/>
      <style:paragraph-properties style:writing-mode="lr-tb"/>
    </style:style>
    <style:style style:name="gr7" style:family="graphic" style:parent-style-name="standard">
      <style:graphic-properties draw:fill-color="#8e86ae" draw:textarea-horizontal-align="justify" draw:textarea-vertical-align="middle" draw:auto-grow-height="false" fo:min-height="1.237cm" fo:min-width="2.04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37cm" fo:min-width="2.04cm"/>
      <style:paragraph-properties style:writing-mode="lr-tb"/>
    </style:style>
    <style:style style:name="gr9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655cm" fo:min-width="0.135cm"/>
    </style:style>
    <style:style style:name="gr10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35cm"/>
    </style:style>
    <style:style style:name="gr11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02cm" fo:min-width="0.188cm"/>
    </style:style>
    <style:style style:name="gr12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0.385cm" fo:min-width="0.188cm"/>
      <style:paragraph-properties style:writing-mode="lr-tb"/>
    </style:style>
    <style:style style:name="gr14" style:family="graphic" style:parent-style-name="standard">
      <style:graphic-properties svg:stroke-width="0.254cm" draw:marker-start="Arrowheads_20_3" draw:marker-start-width="0.686cm" draw:marker-end-width="0.584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draw:stroke="solid" draw:stroke-dash="Long_20_Dot" svg:stroke-width="0.102cm" draw:marker-start="Arrowheads_20_4" draw:marker-start-width="0.457cm" draw:marker-end-width="0.356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draw:marker-start="Arrowheads_20_5" draw:marker-start-width="0.457cm" draw:marker-end-width="0.356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ffe994"/>
      <style:paragraph-properties fo:text-align="center"/>
    </style:style>
    <style:style style:name="P5" style:family="paragraph">
      <loext:graphic-properties draw:fill-color="#8e86ae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/>
    </style:style>
    <style:style style:name="P8" style:family="paragraph">
      <loext:graphic-properties draw:fill="solid" draw:fill-color="#ffffff" draw:fill-hatch-solid="true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0pt"/>
    </style:style>
    <style:style style:name="P15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92cm" svg:y1="2.82cm" svg:x2="3.052cm" svg:y2="2.82cm">
            <text:p/>
          </draw:line>
          <draw:frame draw:style-name="gr2" draw:text-style-name="P2" draw:layer="layout" svg:width="0.913cm" svg:height="0.962cm" svg:x="3.545cm" svg:y="1.985cm">
            <draw:text-box>
              <text:p>Ξ</text:p>
            </draw:text-box>
          </draw:frame>
        </draw:g>
        <draw:line draw:style-name="gr3" draw:text-style-name="P1" draw:layer="layout" svg:x1="10.842cm" svg:y1="2.905cm" svg:x2="7.68cm" svg:y2="2.787cm">
          <text:p/>
        </draw:line>
        <draw:custom-shape draw:style-name="gr4" draw:text-style-name="P3" draw:layer="layout" svg:width="4.127cm" svg:height="1.905cm" svg:x="9.53cm" svg:y="3.47cm">
          <text:p text:style-name="P1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4cm" svg:height="1.487cm" svg:x="3.222cm" svg:y="4.91cm">
          <text:p text:style-name="P1"><text:span text:style-name="T1">Ca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487cm" svg:x="3.222cm" svg:y="6.81cm">
          <text:p text:style-name="P1"><text:span text:style-name="T2">Subscrib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4cm" svg:height="1.487cm" svg:x="6.522cm" svg:y="6.71cm">
          <text:p text:style-name="P1"><text:span text:style-name="T3">Compan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4cm" svg:height="1.487cm" svg:x="6.422cm" svg:y="4.91cm">
          <text:p text:style-name="P1"><text:span text:style-name="T3">Provi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487cm" svg:x="3.322cm" svg:y="13.81cm">
          <text:p text:style-name="P1"><text:span text:style-name="T2">Subscrib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27cm" svg:height="1.905cm" svg:x="10.23cm" svg:y="13.67cm">
          <text:p text:style-name="P1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635cm" svg:height="1.905cm" svg:x="17.127cm" svg:y="2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635cm" svg:height="1.905cm" svg:x="16.227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0.688cm" svg:height="1.27cm" svg:x="18.127cm" svg:y="2.90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0.635cm" svg:height="0.635cm" svg:x="18.145cm" svg:y="2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8" draw:layer="layout" svg:width="0.635cm" svg:height="1.905cm" svg:x="15.327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0.688cm" svg:height="0.635cm" svg:x="15.327cm" svg:y="3.54cm">
            <text:p text:style-name="P9"/>
            <text:p text:style-name="P9"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8" draw:layer="layout" svg:width="0.635cm" svg:height="1.905cm" svg:x="14.827cm" svg:y="13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1.905cm" svg:x="17.227cm" svg:y="13.67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555cm" svg:y1="14.652cm" svg:x2="6.697cm" svg:y2="14.652cm">
          <text:p/>
        </draw:line>
        <draw:line draw:style-name="gr14" draw:text-style-name="P9" draw:layer="layout" svg:x1="7.492cm" svg:y1="9.052cm" svg:x2="4.634cm" svg:y2="9.052cm">
          <text:p/>
        </draw:line>
        <draw:line draw:style-name="gr15" draw:text-style-name="P9" draw:layer="layout" svg:x1="16.875cm" svg:y1="14.652cm" svg:x2="15.922cm" svg:y2="14.652cm">
          <text:p/>
        </draw:line>
        <draw:line draw:style-name="gr16" draw:text-style-name="P9" draw:layer="layout" svg:x1="12.43cm" svg:y1="18.462cm" svg:x2="12.43cm" svg:y2="16.24cm">
          <text:p/>
        </draw:line>
        <draw:custom-shape draw:style-name="gr8" draw:text-style-name="P6" draw:layer="layout" svg:width="2.54cm" svg:height="1.487cm" svg:x="11.122cm" svg:y="19.01cm">
          <text:p text:style-name="P1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6.424cm" svg:height="3.095cm" svg:x="2.27cm" svg:y="21.63cm">
          <draw:text-box>
            <text:p text:style-name="P10"><text:span text:style-name="T4">A.</text:span> <text:span text:style-name="T4">Subcription Initiation.</text:span> Subscriber sends payment to </text:p>
            <text:p text:style-name="P10">contract. Contract increases fee balance and pays the</text:p>
            <text:p text:style-name="P10">rest to contract. </text:p>
            <text:p text:style-name="P10"><text:s/></text:p>
          </draw:text-box>
        </draw:frame>
        <draw:frame draw:style-name="gr2" draw:text-style-name="P11" draw:layer="layout" svg:width="0.913cm" svg:height="0.962cm" svg:x="7.45cm" svg:y="13.517cm">
          <draw:text-box>
            <text:p text:style-name="P12">Ξ</text:p>
          </draw:text-box>
        </draw:frame>
        <draw:frame draw:style-name="gr2" draw:text-style-name="P11" draw:layer="layout" svg:width="0.913cm" svg:height="0.962cm" svg:x="12.451cm" svg:y="16.717cm">
          <draw:text-box>
            <text:p text:style-name="P12">Ξ</text:p>
          </draw:text-box>
        </draw:frame>
        <draw:frame draw:style-name="gr2" draw:text-style-name="P11" draw:layer="layout" svg:width="0.913cm" svg:height="0.962cm" svg:x="15.852cm" svg:y="13.617cm">
          <draw:text-box>
            <text:p text:style-name="P12">Ξ</text:p>
          </draw:text-box>
        </draw:frame>
        <draw:frame draw:style-name="gr2" draw:text-style-name="P14" draw:layer="layout" svg:width="1.497cm" svg:height="0.645cm" svg:x="14.47cm" svg:y="15.722cm">
          <draw:text-box>
            <text:p text:style-name="P13">Empty</text:p>
          </draw:text-box>
        </draw:frame>
        <draw:frame draw:style-name="gr2" draw:text-style-name="P14" draw:layer="layout" svg:width="1.065cm" svg:height="0.645cm" svg:x="17.071cm" svg:y="15.723cm">
          <draw:text-box>
            <text:p text:style-name="P13">Full</text:p>
          </draw:text-box>
        </draw:frame>
        <draw:frame draw:style-name="gr2" draw:text-style-name="P11" draw:layer="layout" svg:width="4.058cm" svg:height="0.962cm" svg:x="14.405cm" svg:y="12.247cm">
          <draw:text-box>
            <text:p text:style-name="P10">Fee Balance</text:p>
          </draw:text-box>
        </draw:frame>
        <draw:line draw:style-name="gr17" draw:text-style-name="P15" draw:layer="layout" svg:x1="1.635cm" svg:y1="10.842cm" svg:x2="19.415cm" svg:y2="10.8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2a6099" draw:distance="0.051cm" draw:rotation="156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15:06:41.485204736</meta:creation-date>
    <dc:date>2023-01-20T15:56:33.314030731</dc:date>
    <meta:editing-duration>PT18M2S</meta:editing-duration>
    <meta:editing-cycles>5</meta:editing-cycles>
    <meta:generator>LibreOffice/7.3.7.2$Linux_X86_64 LibreOffice_project/30$Build-2</meta:generator>
    <meta:document-statistic meta:object-count="34"/>
  </office:meta>
</office:document-meta>
</file>